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officeooo:rsid="00101fe8" officeooo:paragraph-rsid="00101fe8" style:font-size-asian="10pt" style:font-size-complex="10pt"/>
    </style:style>
    <style:style style:name="P3" style:family="paragraph" style:parent-style-name="Text_20_body">
      <style:text-properties officeooo:rsid="0010e849" officeooo:paragraph-rsid="0010e849"/>
    </style:style>
    <style:style style:name="P4" style:family="paragraph" style:parent-style-name="Text_20_body">
      <style:text-properties officeooo:rsid="00116f79" officeooo:paragraph-rsid="00116f79"/>
    </style:style>
    <style:style style:name="P5" style:family="paragraph" style:parent-style-name="Text_20_body">
      <style:text-properties officeooo:rsid="00131c22" officeooo:paragraph-rsid="00131c22"/>
    </style:style>
    <style:style style:name="P6" style:family="paragraph" style:parent-style-name="Text_20_body">
      <style:text-properties officeooo:rsid="0013cb91" officeooo:paragraph-rsid="0013cb91"/>
    </style:style>
    <style:style style:name="T1" style:family="text">
      <style:text-properties officeooo:rsid="00101fe8"/>
    </style:style>
    <style:style style:name="T2" style:family="text">
      <style:text-properties officeooo:rsid="0010e8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ses:</text:p>
      <text:p text:style-name="Text_20_body"/>
      <text:h text:style-name="Heading_20_3" text:outline-level="3"/>
      <text:h text:style-name="Heading_20_3" text:outline-level="3">Question <text:span text:style-name="T1">1.</text:span>2:</text:h>
      <text:p text:style-name="P1">wishro@debibou:~$ ps</text:p>
      <text:p text:style-name="P1"><text:s text:c="4"/>PID TTY <text:s text:c="9"/>TIME CMD</text:p>
      <text:p text:style-name="P1"><text:s text:c="3"/>5739 pts/0 <text:s text:c="3"/>00:00:00 bash</text:p>
      <text:p text:style-name="P1"><text:s text:c="3"/>7018 pts/0 <text:s text:c="3"/>00:00:00 ps</text:p>
      <text:p text:style-name="P1"/>
      <text:h text:style-name="Heading_20_3" text:outline-level="3">Question <text:span text:style-name="T1">1.4</text:span>:</text:h>
      <text:p text:style-name="P2">Le process init (systemd) est le tout premier a étre dans la liste Il n’a pas de parents, on en déduit qu’il est le programme principal lancé au démarage.</text:p>
      <text:p text:style-name="P2"/>
      <text:h text:style-name="Heading_20_3" text:outline-level="3">Question 1.7:</text:h>
      <text:p text:style-name="P2">une fois le process parent tué, les prosessus enfant le sont aussi.</text:p>
      <text:p text:style-name="P2"/>
      <text:h text:style-name="Heading_20_3" text:outline-level="3">Quentin 2.1-<text:span text:style-name="T2">2</text:span>:</text:h>
      <text:p text:style-name="P3">Il est devenu impossible déxécuter cette comande, je passe a la question 3.</text:p>
      <text:p text:style-name="P3"/>
      <text:p text:style-name="P3">Question 2.3:</text:p>
      <text:p text:style-name="P3">On a <text:s/>effectivement crée le process, <text:s/>je l’ai ensuite mis en arriére plan puis ai vérifié avec ‘jobs’</text:p>
      <text:p text:style-name="P3"/>
      <text:p text:style-name="P3">Question 3:</text:p>
      <text:p text:style-name="P4">oui, ça tue les pocess.</text:p>
      <text:p text:style-name="P4"/>
      <text:p text:style-name="P4">Question 4.1:</text:p>
      <text:p text:style-name="P4">il suffit de mettre plusieurs fichiers en argument.</text:p>
      <text:p text:style-name="P4"/>
      <text:p text:style-name="P4"><text:soft-page-break/>Question 4.2:</text:p>
      <text:p text:style-name="P4">on fait ‘cat’ et on redirige le contenu dans un nouveau fichier.</text:p>
      <text:p text:style-name="P4"/>
      <text:p text:style-name="P4">Question 4.3: </text:p>
      <text:p text:style-name="P5">ça à marché, le texte est écrit 2 fois</text:p>
      <text:p text:style-name="P5"/>
      <text:p text:style-name="P5">Question 4.4</text:p>
      <text:p text:style-name="P5">en ajoutant l’argument -n pour numéroter les ligne avec la commande cat</text:p>
      <text:p text:style-name="P5">Question 5.1:</text:p>
      <text:p text:style-name="P5">fait il fait 4 lignes.</text:p>
      <text:p text:style-name="P5"/>
      <text:p text:style-name="P5">Question 6.1:</text:p>
      <text:p text:style-name="P6">j’ai fait ~$ ls &gt; mon-fic puis </text:p>
      <text:p text:style-name="P6"><text:tab/> ~$ <text:s/>cat fic &gt;&gt; mon-fic</text:p>
      <text:p text:style-name="P6"/>
      <text:p text:style-name="P6">Question 7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1:17:58.073854047</meta:creation-date>
    <meta:generator>LibreOffice/7.0.4.2$Linux_X86_64 LibreOffice_project/00$Build-2</meta:generator>
    <dc:date>2021-10-01T12:25:35.815480882</dc:date>
    <meta:editing-duration>PT6M7S</meta:editing-duration>
    <meta:editing-cycles>2</meta:editing-cycles>
    <meta:document-statistic meta:table-count="0" meta:image-count="0" meta:object-count="0" meta:page-count="2" meta:paragraph-count="30" meta:word-count="176" meta:character-count="1003" meta:non-whitespace-character-count="825"/>
  </office:meta>
</office:document-meta>
</file>